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Open Sans" svg:font-family="'Open Sans', Arial, Helvetica, sans-serif"/>
    <style:font-face style:name="Open Sans1" svg:font-family="'Open San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088be6" style:font-weight-asian="bold" style:font-weight-complex="bold"/>
    </style:style>
    <style:style style:name="P4" style:family="paragraph" style:parent-style-name="Standard" style:list-style-name="L1">
      <style:text-properties fo:font-variant="normal" fo:text-transform="none" style:use-window-font-color="true" loext:opacity="0%" style:font-name="Liberation Serif" fo:font-size="12pt" fo:letter-spacing="normal" fo:font-style="normal" fo:font-weight="bold" officeooo:paragraph-rsid="00088be6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fo:font-variant="normal" fo:text-transform="none" fo:color="#191919" loext:opacity="100%" style:font-name="Liberation Serif" fo:font-size="12pt" fo:letter-spacing="normal" fo:font-style="normal" fo:font-weight="bold" officeooo:paragraph-rsid="00088be6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use-window-font-color="true" loext:opacity="0%" style:font-name="Liberation Serif" fo:font-size="12pt" fo:font-weight="bold" officeooo:paragraph-rsid="00088be6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fo:font-size="12pt" fo:font-weight="bold" officeooo:paragraph-rsid="00265d0d" style:font-size-asian="12pt" style:font-weight-asian="bold" style:font-size-complex="12pt" style:font-weight-complex="bold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555555" loext:opacity="100%" style:font-name="Open Sans1" fo:font-size="9.75pt" fo:letter-spacing="normal" fo:font-style="normal" fo:font-weight="normal" officeooo:rsid="008313e3" style:font-weight-asian="normal" style:font-weight-complex="normal"/>
    </style:style>
    <style:style style:name="T2" style:family="text">
      <style:text-properties fo:font-variant="normal" fo:text-transform="none" fo:color="#555555" loext:opacity="100%" fo:font-size="9.75pt" fo:letter-spacing="normal" fo:font-style="normal" fo:font-weight="normal" officeooo:rsid="008313e3" style:font-weight-asian="normal" style:font-weight-complex="normal"/>
    </style:style>
    <style:style style:name="T3" style:family="text">
      <style:text-properties fo:font-variant="normal" fo:text-transform="none" fo:color="#555555" loext:opacity="100%" fo:letter-spacing="normal" fo:font-style="normal" fo:font-weight="normal" officeooo:rsid="008313e3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8313e3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23d563" style:font-weight-asian="normal" style:font-weight-complex="normal"/>
    </style:style>
    <style:style style:name="T6" style:family="text">
      <style:text-properties fo:font-variant="normal" fo:text-transform="none" fo:letter-spacing="normal" fo:font-style="normal" officeooo:rsid="0023d563"/>
    </style:style>
    <style:style style:name="T7" style:family="text">
      <style:text-properties fo:font-variant="normal" fo:text-transform="none" fo:letter-spacing="normal" fo:font-style="normal" officeooo:rsid="008313e3"/>
    </style:style>
    <style:style style:name="T8" style:family="text">
      <style:text-properties fo:font-variant="normal" fo:text-transform="none" style:font-name="Times New Roman" fo:letter-spacing="normal" fo:font-style="normal" officeooo:rsid="008313e3" style:font-name-complex="Times New Roman1"/>
    </style:style>
    <style:style style:name="T9" style:family="text">
      <style:text-properties fo:font-variant="normal" fo:text-transform="none" style:font-name="Times New Roman" fo:letter-spacing="normal" fo:font-style="normal" officeooo:rsid="008313e3" style:font-name-asian="Times New Roman1" style:language-asian="id" style:country-asian="ID" style:font-name-complex="Times New Roman1"/>
    </style:style>
    <style:style style:name="T10" style:family="text">
      <style:text-properties fo:font-variant="normal" fo:text-transform="none" style:font-name="Times New Roman" fo:letter-spacing="normal" fo:font-style="normal" fo:font-weight="normal" officeooo:rsid="008313e3" style:font-weight-asian="normal" style:font-name-complex="Times New Roman1" style:font-weight-complex="normal"/>
    </style:style>
    <style:style style:name="T11" style:family="text">
      <style:text-properties fo:font-variant="normal" fo:text-transform="none" style:font-name="Times New Roman" fo:letter-spacing="normal" fo:font-style="normal" fo:font-weight="normal" officeooo:rsid="008313e3" style:font-name-asian="Times New Roman1" style:language-asian="id" style:country-asian="ID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ff" loext:opacity="100%" style:font-name="Times New Roman" fo:letter-spacing="normal" fo:font-style="normal" style:text-underline-style="solid" style:text-underline-width="auto" style:text-underline-color="font-color" officeooo:rsid="008313e3" style:font-name-asian="Times New Roman1" style:language-asian="id" style:country-asian="ID" style:font-name-complex="Times New Roman1"/>
    </style:style>
    <style:style style:name="T13" style:family="text">
      <style:text-properties fo:font-variant="normal" fo:text-transform="none" fo:color="#0000ff" loext:opacity="100%" style:font-name="Times New Roman" fo:letter-spacing="normal" fo:font-style="normal" style:text-underline-style="solid" style:text-underline-width="auto" style:text-underline-color="font-color" fo:font-weight="normal" officeooo:rsid="008313e3" style:font-name-asian="Times New Roman1" style:language-asian="id" style:country-asian="ID" style:font-weight-asian="normal" style:font-name-complex="Times New Roman1" style:font-weight-complex="normal"/>
    </style:style>
    <style:style style:name="T14" style:family="text">
      <style:text-properties officeooo:rsid="008313e3" style:font-weight-asian="normal" style:font-weight-complex="normal"/>
    </style:style>
    <style:style style:name="T15" style:family="text">
      <style:text-properties officeooo:rsid="008313e3"/>
    </style:style>
    <style:style style:name="T16" style:family="text">
      <style:text-properties fo:font-weight="normal" officeooo:rsid="008313e3" style:font-weight-asian="normal" style:font-weight-complex="normal"/>
    </style:style>
    <style:style style:name="T17" style:family="text">
      <style:text-properties fo:font-weight="normal" officeooo:rsid="00268db2" style:font-weight-asian="normal" style:font-weight-complex="normal"/>
    </style:style>
    <style:style style:name="T18" style:family="text">
      <style:text-properties fo:font-weight="normal" officeooo:rsid="00282e7a" style:font-weight-asian="normal" style:font-weight-complex="normal"/>
    </style:style>
    <style:style style:name="T19" style:family="text">
      <style:text-properties style:font-name="Open Sans" fo:font-size="13.5pt" officeooo:rsid="008313e3" style:font-weight-asian="normal" style:font-weight-complex="normal"/>
    </style:style>
    <style:style style:name="T20" style:family="text">
      <style:text-properties fo:font-size="13.5pt" officeooo:rsid="008313e3" style:font-weight-asian="normal" style:font-weight-complex="normal"/>
    </style:style>
    <style:style style:name="T21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22" style:family="text">
      <style:text-properties fo:color="#000000" loext:opacity="100%" style:font-name="Liberation Serif1" fo:font-size="12pt" style:font-size-asian="12pt" style:font-name-complex="Liberation Serif1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2" draw:name="Shape1" draw:style-name="gr1"><draw:frame draw:style-name="gr2" draw:text-style-name="P9" svg:width="0.428in" svg:height="0.1925in" svg:x="0in" svg:y="0.0008in"><draw:text-box><text:p text:style-name="P8"><text:span text:style-name="T21">Nama</text:span></text:p></draw:text-box></draw:frame><draw:frame draw:style-name="gr3" draw:text-style-name="P9" svg:width="1.0024in" svg:height="0.1925in" svg:x="0.9846in" svg:y="0.0008in"><draw:text-box><text:p text:style-name="P8"><text:span text:style-name="T21">: Eko </text:span><text:span text:style-name="T21">Saputra</text:span></text:p></draw:text-box></draw:frame><draw:frame draw:style-name="gr4" draw:text-style-name="P9" svg:width="0.3449in" svg:height="0.1925in" svg:x="0in" svg:y="0.2217in"><draw:text-box><text:p text:style-name="P8"><text:span text:style-name="T21">NIM</text:span></text:p></draw:text-box></draw:frame><draw:frame draw:style-name="gr5" draw:text-style-name="P9" svg:width="0.8488in" svg:height="0.1925in" svg:x="0.9846in" svg:y="0.2217in"><draw:text-box><text:p text:style-name="P8"><text:span text:style-name="T21">: </text:span><text:span text:style-name="T21">2014200</text:span><text:span text:style-name="T21">01</text:span></text:p></draw:text-box></draw:frame><draw:frame draw:style-name="gr6" draw:text-style-name="P9" svg:width="0.6642in" svg:height="0.1925in" svg:x="0in" svg:y="0.4409in"><draw:text-box><text:p text:style-name="P8"><text:span text:style-name="T21">Fakultas </text:span></text:p></draw:text-box></draw:frame><draw:frame draw:style-name="gr7" draw:text-style-name="P9" svg:width="1.224in" svg:height="0.1925in" svg:x="0.9846in" svg:y="0.4409in"><draw:text-box><text:p text:style-name="P8"><text:span text:style-name="T21">: Ilmu </text:span><text:span text:style-name="T21">Kompute</text:span><text:span text:style-name="T21">r</text:span></text:p></draw:text-box></draw:frame><draw:frame draw:style-name="gr8" draw:text-style-name="P9" svg:width="1.4689in" svg:height="0.3843in" svg:x="0in" svg:y="0.6618in"><draw:text-box><text:p text:style-name="P8"><text:span text:style-name="T21">Prodi</text:span></text:p><text:p text:style-name="P8"><text:span text:style-name="T21">Kelas</text:span><text:span text:style-name="T21"><text:tab/></text:span><text:span text:style-name="T21"><text:tab/></text:span><text:span text:style-name="T21"><text:tab/></text:span><text:span text:style-name="T21">: </text:span><text:span text:style-name="T21">IF3A</text:span></text:p></draw:text-box></draw:frame><draw:frame draw:style-name="gr9" draw:text-style-name="P9" svg:width="1.5213in" svg:height="0.1925in" svg:x="0.9846in" svg:y="0.6618in"><draw:text-box><text:p text:style-name="P8"><text:span text:style-name="T21">: Teknik </text:span><text:span text:style-name="T21">Informat</text:span><text:span text:style-name="T21">ika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49058182" text:style-name="L1">
        <text:list-item>
          <text:p text:style-name="P6"><text:span text:style-name="T6">J</text:span><text:span text:style-name="T7">elaskan apa yang dimaksud dengan amar ma'ruf dan nahyu anil munkar!</text:span></text:p>
          <text:p text:style-name="P6"><text:span text:style-name="T7"/></text:p>
          <text:p text:style-name="P7"><text:span text:style-name="hgkelc"><text:span text:style-name="T10">Menurut kamus al-Munawir Arab-Indonesia terlengkap bahwa arti amar adalah memerintahkan. Ma‟ruf artinya adalah kebajikan. Nahi artinya melarang atau mencegah. Munkar artinya adalah keji atau munkar. </text:span></text:span><text:a xlink:type="simple" xlink:href="https://www.detik.com/tag/hadits-amar-ma'ruf-nahi-munkar" text:style-name="Default_20_Style" text:visited-style-name="Default_20_Style"><text:span text:style-name="T11">Amar makruf nahi mungkar</text:span></text:a><text:a xlink:type="simple" xlink:href="https://www.detik.com/tag/hadits-amar-ma'ruf-nahi-munkar" text:style-name="Default_20_Style" text:visited-style-name="Default_20_Style"><text:span text:style-name="T13"> </text:span></text:a><text:span text:style-name="T11">dalam istilah fiqh disebut dengan al Hisbah. Perintah yang ditujukan kepada semua masyarakat untuk mengajak atau menganjurkan perilaku kebaikan dan mencegah perilaku buruk.</text:span></text:p>
          <text:p text:style-name="P7"><text:span text:style-name="T11"/></text:p>
        </text:list-item>
        <text:list-item>
          <text:p text:style-name="P4"><text:span text:style-name="T15">"Hendaklah kamu beramar makruf (menyuruh berbuat baik) dan benahi mungkar (melarang berbuat jahat). Kalau tidak, maka Allah akan menguasakan atasmu orang-orang yang paling jahat di antara kamu, kemudian orang-orang yang baik-baik di antara kamu berdoa dan tidak dikabulkan (doa mereka)." (HR. Abu Dzar). jelaskan apa kandungan pelajaran dari hadis di atas!</text:span></text:p>
          <text:p text:style-name="P4"/>
          <text:p text:style-name="P5"><text:span text:style-name="T17">M</text:span><text:span text:style-name="T16">engajak kepada kebaikan dan mencegah dari keburukan. <text:s/></text:span><text:span text:style-name="T18">M</text:span><text:span text:style-name="T16">ereka yang berbuat zalim dari kezaliman nya dan tariklah mereka dengan kuat kepada kebenaran</text:span></text:p>
        </text:list-item>
      </text:list>
      <text:p text:style-name="P3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Open Sans" svg:font-family="'Open Sans', Arial, Helvetica, sans-serif"/>
    <style:font-face style:name="Open Sans1" svg:font-family="'Open San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gkelc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4.5031in" svg:height="0.3843in" svg:x="0.0839in" svg:y="0.0008in"><draw:text-box><text:p text:style-name="MP2"><text:span text:style-name="MT1"><text:s text:c="2"/></text:span><text:span text:style-name="MT1">Eko </text:span><text:span text:style-name="MT1">Saputra | </text:span><text:span text:style-name="MT1">PENDID</text:span><text:span text:style-name="MT1">IKAN </text:span><text:span text:style-name="MT1">AGAMA </text:span><text:span text:style-name="MT1">ISLAM </text:span><text:span text:style-name="MT1">SM3 </text:span><text:span text:style-name="MT1">29DEC2</text:span><text:span text:style-name="MT1">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2-29T04:20:13.513415038</dc:date>
    <meta:editing-duration>PT44M28S</meta:editing-duration>
    <meta:editing-cycles>27</meta:editing-cycles>
    <meta:document-statistic meta:table-count="0" meta:image-count="0" meta:object-count="0" meta:page-count="1" meta:paragraph-count="5" meta:word-count="137" meta:character-count="973" meta:non-whitespace-character-count="840"/>
  </office:meta>
</office:document-meta>
</file>